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OleObj1" manifest:media-type="application/octet-stream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leObj1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ans" svg:font-family="'Liberation Sans'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cm" fo:margin-left="0cm" table:align="left" style:may-break-between-rows="true" style:writing-mode="lr-tb"/>
    </style:style>
    <style:style style:name="Tableau1.A" style:family="table-column">
      <style:table-column-properties style:column-width="17cm"/>
    </style:style>
    <style:style style:name="Tableau1.A1" style:family="table-cell">
      <style:table-cell-properties fo:background-color="#ffffff" fo:padding-left="0.049cm" fo:padding-right="0.049cm" fo:padding-top="0cm" fo:padding-bottom="0cm" fo:border="0.05pt solid #000000" fo:vertical-align="top">
        <style:background-image/>
      </style:table-cell-properties>
    </style:style>
    <style:style style:name="Tableau2" style:family="table">
      <style:table-properties style:width="17.013cm" fo:margin-left="0cm" table:align="left" style:may-break-between-rows="true" style:writing-mode="lr-tb"/>
    </style:style>
    <style:style style:name="Tableau2.A" style:family="table-column">
      <style:table-column-properties style:column-width="8.996cm"/>
    </style:style>
    <style:style style:name="Tableau2.B" style:family="table-column">
      <style:table-column-properties style:column-width="8.017cm"/>
    </style:style>
    <style:style style:name="Tableau2.A1" style:family="table-cell">
      <style:table-cell-properties fo:background-color="#ffffff" fo:padding-left="0.049cm" fo:padding-right="0.049cm" fo:padding-top="0cm" fo:padding-bottom="0cm" fo:border="0.05pt solid #000000" fo:vertical-align="top">
        <style:background-image/>
      </style:table-cell-properties>
    </style:style>
    <style:style style:name="Tableau2.B1" style:family="table-cell">
      <style:table-cell-properties fo:background-color="#ffffff" fo:padding-left="0.049cm" fo:padding-right="0.049cm" fo:padding-top="0cm" fo:padding-bottom="0cm" fo:border="0.05pt solid #000000" fo:vertical-align="top">
        <style:background-image/>
      </style:table-cell-properties>
    </style:style>
    <style:style style:name="Tableau2.A2" style:family="table-cell">
      <style:table-cell-properties fo:background-color="#ffffff" fo:padding-left="0.049cm" fo:padding-right="0.049cm" fo:padding-top="0cm" fo:padding-bottom="0cm" fo:border="0.05pt solid #000000" fo:vertical-align="top">
        <style:background-image/>
      </style:table-cell-properties>
    </style:style>
    <style:style style:name="Tableau2.B2" style:family="table-cell">
      <style:table-cell-properties fo:background-color="#ffffff" fo:padding-left="0.049cm" fo:padding-right="0.049cm" fo:padding-top="0cm" fo:padding-bottom="0cm" fo:border="0.05pt solid #000000" fo:vertical-align="top">
        <style:background-image/>
      </style:table-cell-properties>
    </style:style>
    <style:style style:name="Tableau2.A3" style:family="table-cell">
      <style:table-cell-properties fo:background-color="#ffffff" fo:padding-left="0.049cm" fo:padding-right="0.049cm" fo:padding-top="0cm" fo:padding-bottom="0cm" fo:border="0.05pt solid #000000" fo:vertical-align="top">
        <style:background-image/>
      </style:table-cell-properties>
    </style:style>
    <style:style style:name="Tableau2.B3" style:family="table-cell">
      <style:table-cell-properties fo:background-color="#ffffff" fo:padding-left="0.049cm" fo:padding-right="0.049cm" fo:padding-top="0cm" fo:padding-bottom="0cm" fo:border="0.05pt solid #000000" fo:vertical-align="top">
        <style:background-image/>
      </style:table-cell-properties>
    </style:style>
    <style:style style:name="Tableau3" style:family="table">
      <style:table-properties style:width="17cm" fo:margin-left="0cm" table:align="left" style:may-break-between-rows="true" style:writing-mode="lr-tb"/>
    </style:style>
    <style:style style:name="Tableau3.A" style:family="table-column">
      <style:table-column-properties style:column-width="17cm"/>
    </style:style>
    <style:style style:name="Tableau3.A1" style:family="table-cell">
      <style:table-cell-properties fo:background-color="transparent" fo:padding-left="0.097cm" fo:padding-right="0.097cm" fo:padding-top="0cm" fo:padding-bottom="0cm" fo:border="0.5pt solid #000000" fo:vertical-align="top">
        <style:background-image/>
      </style:table-cell-properties>
    </style:style>
    <style:style style:name="Tableau3.A2" style:family="table-cell">
      <style:table-cell-properties fo:background-color="transparent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leau4" style:family="table">
      <style:table-properties style:width="17cm" fo:margin-left="0cm" table:align="left" style:may-break-between-rows="true" style:writing-mode="lr-tb"/>
    </style:style>
    <style:style style:name="Tableau4.A" style:family="table-column">
      <style:table-column-properties style:column-width="17cm"/>
    </style:style>
    <style:style style:name="Tableau4.A1" style:family="table-cell">
      <style:table-cell-properties fo:background-color="transparent" fo:padding-left="0.097cm" fo:padding-right="0.097cm" fo:padding-top="0cm" fo:padding-bottom="0cm" fo:border="0.5pt solid #000000" fo:vertical-align="top">
        <style:background-image/>
      </style:table-cell-properties>
    </style:style>
    <style:style style:name="Tableau4.2" style:family="table-row">
      <style:table-row-properties style:min-row-height="1.312cm"/>
    </style:style>
    <style:style style:name="Tableau4.A2" style:family="table-cell">
      <style:table-cell-properties fo:background-color="transparent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leau5" style:family="table">
      <style:table-properties style:width="17.013cm" fo:margin-left="0cm" table:align="left" style:may-break-between-rows="true" style:writing-mode="lr-tb"/>
    </style:style>
    <style:style style:name="Tableau5.A" style:family="table-column">
      <style:table-column-properties style:column-width="9.393cm"/>
    </style:style>
    <style:style style:name="Tableau5.B" style:family="table-column">
      <style:table-column-properties style:column-width="7.62cm"/>
    </style:style>
    <style:style style:name="Tableau5.A1" style:family="table-cell">
      <style:table-cell-properties fo:background-color="transparent" fo:padding-left="0.097cm" fo:padding-right="0.097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leau5.B1" style:family="table-cell">
      <style:table-cell-properties fo:background-color="transparent" fo:padding-left="0.097cm" fo:padding-right="0.097cm" fo:padding-top="0cm" fo:padding-bottom="0cm" fo:border="0.5pt solid #000000" fo:vertical-align="top">
        <style:background-image/>
      </style:table-cell-properties>
    </style:style>
    <style:style style:name="Tableau5.2" style:family="table-row">
      <style:table-row-properties style:min-row-height="1.401cm"/>
    </style:style>
    <style:style style:name="Tableau5.A2" style:family="table-cell">
      <style:table-cell-properties fo:background-color="transparent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leau5.B2" style:family="table-cell">
      <style:table-cell-properties fo:background-color="transparent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leau5.A3" style:family="table-cell">
      <style:table-cell-properties fo:background-color="transparent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leau5.B3" style:family="table-cell">
      <style:table-cell-properties fo:background-color="transparent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leau5.A4" style:family="table-cell">
      <style:table-cell-properties fo:background-color="transparent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leau5.B4" style:family="table-cell">
      <style:table-cell-properties fo:background-color="transparent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leau5.A5" style:family="table-cell">
      <style:table-cell-properties fo:background-color="transparent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leau5.B5" style:family="table-cell">
      <style:table-cell-properties fo:background-color="transparent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leau5.A6" style:family="table-cell">
      <style:table-cell-properties fo:background-color="transparent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leau5.B6" style:family="table-cell">
      <style:table-cell-properties fo:background-color="transparent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leau5.A7" style:family="table-cell">
      <style:table-cell-properties fo:background-color="transparent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leau5.B7" style:family="table-cell">
      <style:table-cell-properties fo:background-color="transparent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leau5.A8" style:family="table-cell">
      <style:table-cell-properties fo:background-color="transparent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leau5.B8" style:family="table-cell">
      <style:table-cell-properties fo:background-color="transparent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leau5.A9" style:family="table-cell">
      <style:table-cell-properties fo:background-color="transparent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Tableau5.B9" style:family="table-cell">
      <style:table-cell-properties fo:background-color="transparent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leau6" style:family="table">
      <style:table-properties style:width="17.013cm" fo:margin-left="0cm" table:align="left" style:may-break-between-rows="true" style:writing-mode="lr-tb"/>
    </style:style>
    <style:style style:name="Tableau6.A" style:family="table-column">
      <style:table-column-properties style:column-width="17.013cm"/>
    </style:style>
    <style:style style:name="Tableau6.A1" style:family="table-cell">
      <style:table-cell-properties fo:background-color="transparent" fo:padding-left="0.097cm" fo:padding-right="0.097cm" fo:padding-top="0cm" fo:padding-bottom="0cm" fo:border="0.5pt solid #000000" fo:vertical-align="top">
        <style:background-image/>
      </style:table-cell-properties>
    </style:style>
    <style:style style:name="Tableau6.A2" style:family="table-cell">
      <style:table-cell-properties fo:background-color="transparent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Tableau7" style:family="table">
      <style:table-properties style:width="17cm" fo:margin-left="0cm" table:align="left" style:may-break-between-rows="true" style:writing-mode="lr-tb"/>
    </style:style>
    <style:style style:name="Tableau7.A" style:family="table-column">
      <style:table-column-properties style:column-width="17cm"/>
    </style:style>
    <style:style style:name="Tableau7.A1" style:family="table-cell">
      <style:table-cell-properties fo:background-color="transparent" fo:padding-left="0.097cm" fo:padding-right="0.097cm" fo:padding-top="0cm" fo:padding-bottom="0cm" fo:border="0.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margin-top="0.247cm" fo:margin-bottom="0.212cm" loext:contextual-spacing="false" fo:line-height="100%" fo:text-align="start" style:justify-single-word="false"/>
      <style:text-properties style:use-window-font-color="true" style:font-name="Liberation Sans" fo:font-size="14pt" fo:font-weight="bold" fo:background-color="transparent" style:font-name-asian="Liberation Sans" style:font-name-complex="Liberation Sans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font-style="italic" fo:font-weight="normal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font-weight="normal" fo:background-color="transparent" style:font-name-asian="Liberation Serif" style:font-name-complex="Liberation Serif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fo:color="#000000" style:font-name="Liberation Serif" fo:font-size="12pt" fo:font-style="italic" fo:font-weight="normal" fo:background-color="transparent" loext:char-shading-value="0" style:font-name-asian="Liberation Serif" style:font-name-complex="Liberation Serif"/>
    </style:style>
    <style:style style:name="T3" style:family="text">
      <style:text-properties fo:color="#000000" style:font-name="Liberation Serif" fo:font-size="12pt" fo:font-weight="normal" fo:background-color="transparent" loext:char-shading-value="0" style:font-name-asian="Liberation Serif" style:font-name-complex="Liberation Serif"/>
    </style:style>
    <style:style style:name="T4" style:family="text">
      <style:text-properties fo:color="#000000" style:font-name="Liberation Serif" fo:font-size="12pt" fo:font-weight="normal" officeooo:rsid="000e45c0" fo:background-color="transparent" loext:char-shading-value="0" style:font-name-asian="Liberation Serif" style:font-name-complex="Liberation Serif"/>
    </style:style>
    <style:style style:name="T5" style:family="text">
      <style:text-properties fo:color="#000000" style:font-name="Liberation Serif" fo:font-size="11pt" fo:font-style="italic" fo:font-weight="normal" fo:background-color="transparent" loext:char-shading-value="0" style:font-name-asian="Liberation Serif" style:font-name-complex="Liberation Serif"/>
    </style:style>
    <style:style style:name="T6" style:family="text">
      <style:text-properties fo:color="#202124" style:font-name="Liberation Serif" fo:font-size="12pt" fo:font-weight="normal" fo:background-color="transparent" loext:char-shading-value="0" style:font-name-asian="Liberation Serif" style:font-name-complex="Liberation Serif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t LU2IN002 - 2021-2022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Numéro du groupe de TD/TME : 4</text:p>
          </table:table-cell>
        </table:table-row>
      </table:table>
      <text:p text:style-name="P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<text:span text:style-name="T2">Nom :</text:span><text:span text:style-name="T3"> MUSSARD</text:span></text:p>
          </table:table-cell>
          <table:table-cell table:style-name="Tableau2.B1" office:value-type="string">
            <text:p text:style-name="P1"><text:span text:style-name="T2">Nom :</text:span><text:span text:style-name="T3">HUANG</text:span></text:p>
          </table:table-cell>
        </table:table-row>
        <table:table-row>
          <table:table-cell table:style-name="Tableau2.A2" office:value-type="string">
            <text:p text:style-name="P6">Prénom : Wassim</text:p>
          </table:table-cell>
          <table:table-cell table:style-name="Tableau2.B2" office:value-type="string">
            <text:p text:style-name="P1"><text:span text:style-name="T2">Prénom :</text:span><text:span text:style-name="T3">Stephanie</text:span></text:p>
          </table:table-cell>
        </table:table-row>
        <table:table-row>
          <table:table-cell table:style-name="Tableau2.A3" office:value-type="string">
            <text:p text:style-name="P6">N° étudiant : <text:s/>28706762</text:p>
          </table:table-cell>
          <table:table-cell table:style-name="Tableau2.B3" office:value-type="string">
            <text:p text:style-name="P1"><text:span text:style-name="T2">N° étudiant :</text:span><text:span text:style-name="T3">28707404</text:span></text:p>
          </table:table-cell>
        </table:table-row>
      </table:table>
      <text:p text:style-name="P5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6">Thème choisi (en 2 lignes max.)</text:p>
          </table:table-cell>
        </table:table-row>
        <table:table-row>
          <table:table-cell table:style-name="Tableau3.A2" office:value-type="string">
            <text:p text:style-name="P7"><text:s text:c="3"/>Nous avons choisi de simuler une <text:s/>aide alimentaire pour répondre au thème imposé : l'alimentation.</text:p>
            <text:p text:style-name="P5"/>
          </table:table-cell>
        </table:table-row>
      </table:table>
      <text:p text:style-name="P5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6">Schéma UML des classes vision fournisseur(dessin “à la main” scanné ou photo acceptés)</text:p>
          </table:table-cell>
        </table:table-row>
        <table:table-row table:style-name="Tableau4.2">
          <table:table-cell table:style-name="Tableau4.A2" office:value-type="string">
            <text:p text:style-name="P1"><draw:frame draw:style-name="fr1" draw:name="1" text:anchor-type="as-char" svg:width="16.81cm" style:rel-width="scale" svg:height="11.765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text:span text:style-name="T3"><text:s/></text:span></text:p>
            <text:p text:style-name="P5"/>
          </table:table-cell>
        </table:table-row>
      </table:table>
      <text:p text:style-name="P5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6">Checklist des contraintes prises en compte:</text:p>
          </table:table-cell>
          <table:table-cell table:style-name="Tableau5.B1" office:value-type="string">
            <text:p text:style-name="P6">Nom(s) des classe(s) correspondante(s)</text:p>
          </table:table-cell>
        </table:table-row>
        <table:table-row table:style-name="Tableau5.2">
          <table:table-cell table:style-name="Tableau5.A2" office:value-type="string">
            <text:p text:style-name="P7">Classe contenant un tableau ou une ArrayList</text:p>
          </table:table-cell>
          <table:table-cell table:style-name="Tableau5.B2" office:value-type="string">
            <text:p text:style-name="P7"><text:s text:c="3"/>Aide_Alimentaire</text:p>
          </table:table-cell>
        </table:table-row>
        <table:table-row table:style-name="Tableau5.2">
          <table:table-cell table:style-name="Tableau5.A3" office:value-type="string">
            <text:p text:style-name="P7">Classe avec membres et méthodes statiques</text:p>
          </table:table-cell>
          <table:table-cell table:style-name="Tableau5.B3" office:value-type="string">
            <text:p text:style-name="P7">Aide_Alimentaire</text:p>
          </table:table-cell>
        </table:table-row>
        <table:table-row table:style-name="Tableau5.2">
          <table:table-cell table:style-name="Tableau5.A4" office:value-type="string">
            <text:p text:style-name="P7">Classe abstraite et méthode abstraite</text:p>
          </table:table-cell>
          <table:table-cell table:style-name="Tableau5.B4" office:value-type="string">
            <text:p text:style-name="P7">Produit, Aliment,Beneficiaire </text:p>
          </table:table-cell>
        </table:table-row>
        <text:soft-page-break/>
        <table:table-row table:style-name="Tableau5.2">
          <table:table-cell table:style-name="Tableau5.A5" office:value-type="string">
            <text:p text:style-name="P7">Interface </text:p>
          </table:table-cell>
          <table:table-cell table:style-name="Tableau5.B5" office:value-type="string">
            <text:p text:style-name="P7">Avec_Bebe</text:p>
          </table:table-cell>
        </table:table-row>
        <table:table-row table:style-name="Tableau5.2">
          <table:table-cell table:style-name="Tableau5.A6" office:value-type="string">
            <text:p text:style-name="P7">Classe avec un constructeur par copie ou clone()</text:p>
          </table:table-cell>
          <table:table-cell table:style-name="Tableau5.B6" office:value-type="string">
            <text:p text:style-name="P7">Famille</text:p>
          </table:table-cell>
        </table:table-row>
        <table:table-row table:style-name="Tableau5.2">
          <table:table-cell table:style-name="Tableau5.A7" office:value-type="string">
            <text:p text:style-name="P7">Définition de classe étendantException</text:p>
          </table:table-cell>
          <table:table-cell table:style-name="Tableau5.B7" office:value-type="string">
            <text:p text:style-name="P7">TabBeneficiairesPleinException</text:p>
          </table:table-cell>
        </table:table-row>
        <table:table-row table:style-name="Tableau5.2">
          <table:table-cell table:style-name="Tableau5.A8" office:value-type="string">
            <text:p text:style-name="P7">Gestion des exceptions</text:p>
          </table:table-cell>
          <table:table-cell table:style-name="Tableau5.B8" office:value-type="string">
            <text:p text:style-name="P7">Aide_Alimentaire </text:p>
          </table:table-cell>
        </table:table-row>
        <table:table-row table:style-name="Tableau5.2">
          <table:table-cell table:style-name="Tableau5.A9" office:value-type="string">
            <text:p text:style-name="P7">Utilisation du pattern singleton</text:p>
          </table:table-cell>
          <table:table-cell table:style-name="Tableau5.B9" office:value-type="string">
            <text:p text:style-name="P7">TestAide_Alimentaire</text:p>
          </table:table-cell>
        </table:table-row>
      </table:table>
      <text:p text:style-name="P5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"><text:span text:style-name="T2">Présentation brèvede votre projet(max. 10 lignes) :</text:span><text:span text:style-name="T5">texte libre expliquant en quoi consiste votre projet.</text:span></text:p>
          </table:table-cell>
        </table:table-row>
        <table:table-row>
          <table:table-cell table:style-name="Tableau6.A2" office:value-type="string">
            <text:p text:style-name="P1"><text:span text:style-name="T3">Notre projet consiste à simuler le déroulement d'une aide alimentaire . Notre code se base sur un système de points . Nos bénéficiaires ont un nombre de points définis en fonction de leur situation sociale <text:s/>. Les bénéficiaires doivent arriver dans un crén</text:span><text:span text:style-name="T4">e</text:span><text:span text:style-name="T3">au définit par le fournisseur avec 30 min d'intervalle ( ex : si le bénéficia</text:span><text:span text:style-name="T4">i</text:span><text:span text:style-name="T3">re doit passer à 10H , il doit arriver ( variable -</text:span><text:span text:style-name="T6">&gt;</text:span><text:span text:style-name="T3">heure_de_passage) entre [9:30,10:30] . Si ces derniers arrivent en avance , ils patientent 30 minutes jusqu'à que l'heure_de_passage <text:s/>soit comprise dans l'intervalle <text:s/>. Si le bénéficiaire arrive en retard on lui attribut de manière aléatoire un nouvel horaire . Sinon il est à l'heure et il peut se servir dans l'aide alimentaire en fonction de ses points, de la disponibilité des produits et cas particulier si il y a un bébé.</text:span></text:p>
          </table:table-cell>
        </table:table-row>
      </table:table>
      <text:p text:style-name="P5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6">Copier / coller vos classes et interfaces à partir d'ici :</text:p>
            <text:p text:style-name="P5"/>
            <text:p text:style-name="P6">public class Accueil{</text:p>
            <text:p text:style-name="P6"><text:s text:c="4"/>private static final Accueil INSTANCE=new Accueil();</text:p>
            <text:p text:style-name="P6"><text:s text:c="4"/></text:p>
            <text:p text:style-name="P6"><text:s text:c="4"/>private Accueil(){</text:p>
            <text:p text:style-name="P6"><text:s text:c="8"/>System.out.println("Instanciation du Singleton\n");</text:p>
            <text:p text:style-name="P6"><text:s text:c="4"/>}</text:p>
            <text:p text:style-name="P5"/>
            <text:p text:style-name="P6"><text:s text:c="4"/>public static Accueil getInstance(){</text:p>
            <text:p text:style-name="P6"><text:s text:c="8"/>return INSTANCE;</text:p>
            <text:p text:style-name="P6"><text:s text:c="4"/>}</text:p>
            <text:p text:style-name="P5"/>
            <text:p text:style-name="P6"><text:s text:c="4"/>public String toString(){</text:p>
            <text:p text:style-name="P6"><text:s text:c="8"/>return "Bonjour !\n";</text:p>
            <text:p text:style-name="P6"><text:s text:c="4"/>}</text:p>
            <text:p text:style-name="P5"/>
            <text:p text:style-name="P6">}import java.util.ArrayList;<text:line-break/>public class Aide_Alimentaire {<text:line-break/><text:tab/>private Produit[] tab_produits ; <text:line-break/><text:tab/>private ArrayList&lt;Beneficiaire&gt;tab_beneficiaires ;<text:line-break/><text:tab/>private ArrayList&lt;Beneficiaire&gt;liste_attente; <text:line-break/><text:tab/>private static int cpt = 0 ;<text:line-break/><text:tab/>private final int ref;<text:line-break/><text:tab/>private final String nom; <text:line-break/><text:tab/>private final int TAILLEMAX; // taille maximum du tableau de produit <text:line-break/><text:soft-page-break/><text:tab/>private int nb_aliment=0; // compteur pour le tableau de produit lors de l'ajout<text:line-break/><text:tab/>private final int NBMAX_BENEFICIAIRE; // nombre de bénéficiaire maximum autorisé dans le magasin<text:line-break/><text:tab/><text:line-break/><text:tab/>///// CONSTRUCTEURS \\\\\<text:line-break/><text:tab/>public Aide_Alimentaire(String n,int taille_p,int nb_max , ArrayList&lt;Beneficiaire&gt;b, ArrayList&lt;Beneficiaire&gt;l) {<text:line-break/><text:tab/><text:tab/>NBMAX_BENEFICIAIRE=nb_max;<text:line-break/><text:tab/><text:tab/>TAILLEMAX=taille_p;<text:line-break/><text:tab/><text:tab/>tab_produits = new Produit[TAILLEMAX];<text:line-break/><text:tab/><text:tab/>tab_beneficiaires = b ; <text:line-break/><text:tab/><text:tab/>liste_attente=l;<text:line-break/><text:tab/><text:tab/>cpt++ ; <text:line-break/><text:tab/><text:tab/>ref=cpt;<text:line-break/><text:tab/><text:tab/>nom=n;<text:line-break/><text:tab/>}<text:line-break/><text:tab/><text:line-break/><text:tab/>///// METHODES DIVERSES \\\\\<text:line-break/><text:tab/>public void <text:s/>diminuePoint() {<text:line-break/><text:tab/><text:tab/>System.out.println("----- SERVEZ-VOUS -----\n");<text:line-break/><text:tab/><text:tab/>try{<text:line-break/><text:tab/><text:tab/><text:tab/>for(int i=0;i&lt;NBMAX_BENEFICIAIRE;i++){// exception try catch memoire vide<text:line-break/><text:tab/><text:tab/><text:tab/><text:tab/>System.out.println("Beneficiaire "+(i+1)+": "+tab_beneficiaires.get(0).getNom()+"\n");<text:line-break/><text:tab/><text:tab/><text:tab/><text:tab/>if (tab_beneficiaires.get(0).A_l_heure()){<text:line-break/><text:tab/><text:tab/><text:tab/><text:tab/><text:tab/>try{<text:line-break/><text:tab/><text:tab/><text:tab/><text:tab/><text:tab/><text:tab/>if(tab_beneficiaires.get(0).getPoints() == 0){<text:line-break/><text:tab/><text:tab/><text:tab/><text:tab/><text:tab/><text:tab/><text:tab/>System.out.println(tab_beneficiaires.get(0).getNom()+"n'a pas assez de points\n");<text:line-break/><text:tab/><text:tab/><text:tab/><text:tab/><text:tab/><text:tab/>}else{<text:line-break/><text:tab/><text:tab/><text:tab/><text:tab/><text:tab/><text:tab/><text:tab/>for (int j=0;j&lt;tab_produits.length;j++){<text:line-break/><text:tab/><text:tab/><text:tab/><text:tab/><text:tab/><text:tab/><text:tab/><text:tab/>if (tab_produits[j].getStock() &gt;0 ){<text:line-break/><text:tab/><text:tab/><text:tab/><text:tab/><text:tab/><text:tab/><text:tab/><text:tab/><text:tab/>// si une famille a un bebe -&gt;plus de chance de prendre un produit bebe<text:line-break/><text:tab/><text:tab/><text:tab/><text:tab/><text:tab/><text:tab/><text:tab/><text:tab/><text:tab/>if (tab_produits[j] instanceof Produit_bebe){<text:line-break/><text:tab/><text:tab/><text:tab/><text:tab/><text:tab/><text:tab/><text:tab/><text:tab/><text:tab/><text:tab/>if(tab_beneficiaires.get(0) instanceof Avec_Bebe){<text:line-break/><text:tab/><text:tab/><text:tab/><text:tab/><text:tab/><text:tab/><text:tab/><text:tab/><text:tab/><text:tab/><text:tab/>if(((boolean)(Math.random()&lt;0.90) &amp;&amp;(tab_beneficiaires.get(0).getPoints() &gt;= tab_produits[j].points)) ){<text:line-break/><text:tab/><text:tab/><text:tab/><text:tab/><text:tab/><text:tab/><text:tab/><text:tab/><text:tab/><text:tab/><text:tab/><text:tab/>tab_beneficiaires.get(0).setPoints(tab_beneficiaires.get(0).getPoints()-tab_produits[j].points);<text:line-break/><text:tab/><text:tab/><text:tab/><text:tab/><text:tab/><text:tab/><text:tab/><text:tab/><text:tab/><text:tab/><text:tab/><text:tab/>tab_produits[j].setStock(tab_produits[j].getStock()-1);<text:line-break/><text:soft-page-break/><text:tab/><text:tab/><text:tab/><text:tab/><text:tab/><text:tab/><text:tab/><text:tab/><text:tab/><text:tab/><text:tab/><text:tab/>System.out.println(tab_beneficiaires.get(0).getNom()+"ont pris 1 "+tab_produits[j].getNom()+"");<text:line-break/><text:tab/><text:tab/><text:tab/><text:tab/><text:tab/><text:tab/><text:tab/><text:tab/><text:tab/><text:tab/><text:tab/>}else{<text:line-break/><text:tab/><text:tab/><text:tab/><text:tab/><text:tab/><text:tab/><text:tab/><text:tab/><text:tab/><text:tab/><text:tab/><text:tab/>System.out.println(tab_beneficiaires.get(0).getNom()+"n'a pas assez de points pour le produit : "+tab_produits[j].getNom()+"\n");<text:line-break/><text:tab/><text:tab/><text:tab/><text:tab/><text:tab/><text:tab/><text:tab/><text:tab/><text:tab/><text:tab/><text:tab/>}<text:line-break/><text:tab/><text:tab/><text:tab/><text:tab/><text:tab/><text:tab/><text:tab/><text:tab/><text:tab/><text:tab/>}<text:line-break/><text:tab/><text:tab/><text:tab/><text:tab/><text:tab/><text:tab/><text:tab/><text:tab/><text:tab/>}<text:line-break/><text:tab/><text:tab/><text:tab/><text:tab/><text:tab/><text:tab/><text:tab/><text:tab/>}else{<text:line-break/><text:tab/><text:tab/><text:tab/><text:tab/><text:tab/><text:tab/><text:tab/><text:tab/><text:tab/>if(((boolean)(Math.random()&lt;0.5) &amp;&amp;(tab_beneficiaires.get(0).getPoints() &gt;= tab_produits[j].points)) ){<text:line-break/><text:tab/><text:tab/><text:tab/><text:tab/><text:tab/><text:tab/><text:tab/><text:tab/><text:tab/><text:tab/>tab_beneficiaires.get(0).setPoints(tab_beneficiaires.get(0).getPoints()-tab_produits[j].points);<text:line-break/><text:tab/><text:tab/><text:tab/><text:tab/><text:tab/><text:tab/><text:tab/><text:tab/><text:tab/><text:tab/>tab_produits[j].setStock(tab_produits[j].getStock()-1);<text:line-break/><text:tab/><text:tab/><text:tab/><text:tab/><text:tab/><text:tab/><text:tab/><text:tab/><text:tab/><text:tab/>if((tab_beneficiaires.get(0) instanceof Famille) || (tab_beneficiaires.get(0) instanceof Couple )){<text:line-break/><text:tab/><text:tab/><text:tab/><text:tab/><text:tab/><text:tab/><text:tab/><text:tab/><text:tab/><text:tab/><text:tab/>System.out.println(tab_beneficiaires.get(0).getNom()+"ont pris 1 "+tab_produits[j].getNom()+"");<text:line-break/><text:tab/><text:tab/><text:tab/><text:tab/><text:tab/><text:tab/><text:tab/><text:tab/><text:tab/><text:tab/>}<text:line-break/><text:tab/><text:tab/><text:tab/><text:tab/><text:tab/><text:tab/><text:tab/><text:tab/><text:tab/><text:tab/>else {<text:line-break/><text:tab/><text:tab/><text:tab/><text:tab/><text:tab/><text:tab/><text:tab/><text:tab/><text:tab/><text:tab/><text:tab/>System.out.println(tab_beneficiaires.get(0).getNom()+"a pris 1 "+tab_produits[j].getNom()+"");<text:line-break/><text:tab/><text:tab/><text:tab/><text:tab/><text:tab/><text:tab/><text:tab/><text:tab/><text:tab/><text:tab/>}<text:line-break/><text:tab/><text:tab/><text:tab/><text:tab/><text:tab/><text:tab/><text:tab/><text:tab/><text:tab/>}else{<text:line-break/><text:tab/><text:tab/><text:tab/><text:tab/><text:tab/><text:tab/><text:tab/><text:tab/><text:tab/><text:tab/>System.out.println(tab_beneficiaires.get(0).getNom()+"n'a pas assez de points pour le produit : "+tab_produits[j].getNom()+"\n");<text:line-break/><text:tab/><text:tab/><text:tab/><text:tab/><text:tab/><text:tab/><text:tab/><text:tab/><text:tab/>}<text:line-break/><text:tab/><text:tab/><text:tab/><text:tab/><text:tab/><text:tab/><text:tab/><text:tab/>}<text:line-break/><text:tab/><text:tab/><text:tab/><text:tab/><text:tab/><text:tab/><text:tab/>}<text:line-break/><text:tab/><text:tab/><text:tab/><text:tab/><text:tab/><text:tab/>}<text:line-break/><text:tab/><text:tab/><text:tab/><text:tab/><text:tab/><text:tab/>System.out.println("\n");<text:line-break/><text:soft-page-break/><text:tab/><text:tab/><text:tab/><text:tab/><text:tab/><text:tab/>System.out.println("Au revoir : "+tab_beneficiaires.get(0).getNom()+"\n");<text:line-break/><text:tab/><text:tab/><text:tab/><text:tab/><text:tab/><text:tab/>tab_beneficiaires.remove(0);<text:line-break/><text:tab/><text:tab/><text:tab/><text:tab/><text:tab/><text:tab/>System.out.println("Liste d'attente \n");<text:line-break/><text:tab/><text:tab/><text:tab/><text:tab/><text:tab/><text:tab/>affiche(liste_attente);<text:line-break/><text:tab/><text:tab/><text:tab/><text:tab/><text:tab/><text:tab/>for(int k=0;k&lt;NBMAX_BENEFICIAIRE;k++){<text:line-break/><text:tab/><text:tab/><text:tab/><text:tab/><text:tab/><text:tab/><text:tab/>if((liste_attente.size()!=0) &amp;&amp;(tab_beneficiaires.size()!=NBMAX_BENEFICIAIRE)){<text:line-break/><text:tab/><text:tab/><text:tab/><text:tab/><text:tab/><text:tab/><text:tab/><text:tab/>System.out.println("Bienvenue "+liste_attente.get(0).getNom()+"!\n");<text:line-break/><text:tab/><text:tab/><text:tab/><text:tab/><text:tab/><text:tab/><text:tab/><text:tab/>System.out.println("--------------------\n");<text:line-break/><text:tab/><text:tab/><text:tab/><text:tab/><text:tab/><text:tab/><text:tab/><text:tab/>tab_beneficiaires.add(liste_attente.get(0));<text:line-break/><text:tab/><text:tab/><text:tab/><text:tab/><text:tab/><text:tab/><text:tab/><text:tab/>liste_attente.remove(0);<text:line-break/><text:tab/><text:tab/><text:tab/><text:tab/><text:tab/><text:tab/><text:tab/>}<text:line-break/><text:tab/><text:tab/><text:tab/><text:tab/><text:tab/><text:tab/>}<text:line-break/><text:tab/><text:tab/><text:tab/><text:tab/><text:tab/>}catch(NullPointerException e){<text:line-break/><text:tab/><text:tab/><text:tab/><text:tab/><text:tab/><text:tab/>System.out.println("Fonction diminuerPoint : L'espace memoire allouee dans tab_produits non initialise ");<text:line-break/><text:tab/><text:tab/><text:tab/><text:tab/><text:tab/>}<text:line-break/><text:tab/><text:tab/><text:tab/><text:tab/>}else{<text:line-break/><text:tab/><text:tab/><text:tab/><text:tab/><text:tab/>System.out.println("En attente : "+tab_beneficiaires.get(0).getNom()+"\n");<text:line-break/><text:tab/><text:tab/><text:tab/><text:tab/><text:tab/>liste_attente.add(tab_beneficiaires.get(0));<text:line-break/><text:tab/><text:tab/><text:tab/><text:tab/><text:tab/>tab_beneficiaires.remove(0);<text:line-break/><text:tab/><text:tab/><text:tab/><text:tab/><text:tab/>System.out.println("Liste d'attente \n");<text:line-break/><text:tab/><text:tab/><text:tab/><text:tab/><text:tab/>affiche(liste_attente);<text:line-break/><text:tab/><text:tab/><text:tab/><text:tab/>}<text:line-break/><text:tab/><text:tab/><text:tab/>}<text:line-break/><text:tab/><text:tab/>}catch(IndexOutOfBoundsException e){<text:line-break/><text:tab/><text:tab/><text:tab/>System.out.println("Plus de beneficiaire\n");<text:line-break/><text:tab/><text:tab/>}<text:line-break/><text:tab/><text:tab/>for(int k=0;k&lt;NBMAX_BENEFICIAIRE;k++){<text:line-break/><text:tab/><text:tab/><text:tab/>if((liste_attente.size()!=0) &amp;&amp;(tab_beneficiaires.size()!=NBMAX_BENEFICIAIRE)){<text:line-break/><text:tab/><text:tab/><text:tab/><text:tab/>System.out.println("Bienvenue "+liste_attente.get(0).getNom()+"!\n");<text:line-break/><text:tab/><text:tab/><text:tab/><text:tab/>System.out.println("--------------------\n");<text:line-break/><text:tab/><text:tab/><text:tab/><text:tab/>tab_beneficiaires.add(liste_attente.get(0));<text:line-break/><text:tab/><text:tab/><text:tab/><text:tab/>liste_attente.remove(0);<text:line-break/><text:tab/><text:tab/><text:tab/>}<text:line-break/><text:tab/><text:tab/>}<text:line-break/><text:tab/>}<text:line-break/><text:tab/><text:line-break/><text:tab/>public void restock() {<text:line-break/><text:soft-page-break/><text:tab/><text:tab/><text:tab/>for (Produit p : tab_produits){<text:line-break/><text:tab/><text:tab/><text:tab/><text:tab/><text:tab/>p.setStock(p.getStock()+(int)(Math.random()*101));<text:line-break/><text:tab/><text:tab/><text:tab/>}<text:line-break/><text:tab/><text:tab/><text:tab/>System.out.println("----- Restock done -----\n");<text:line-break/><text:tab/>}<text:line-break/><text:line-break/><text:line-break/><text:tab/>public void ajouter_beneficiaire(Beneficiaire b ) throws TabBeneficiairesPleinException{<text:line-break/><text:tab/><text:tab/>if(tab_beneficiaires.size()&gt;=NBMAX_BENEFICIAIRE){<text:line-break/><text:tab/><text:tab/><text:tab/>liste_attente.add(b);<text:line-break/><text:tab/><text:tab/><text:tab/>System.out.println(b.getNom()+"est en attente \n");<text:line-break/><text:tab/><text:tab/><text:tab/>//throw new TabBeneficiairesPleinException();<text:line-break/><text:line-break/><text:tab/><text:tab/>}else{<text:line-break/><text:tab/><text:tab/><text:tab/>tab_beneficiaires.add(b);<text:line-break/><text:tab/><text:tab/><text:tab/>System.out.println("Bienvenue "+b.getNom()+"!\n");<text:line-break/><text:tab/><text:tab/><text:tab/>System.out.println("--------------------\n");<text:line-break/><text:tab/><text:tab/>}<text:line-break/><text:tab/>}<text:line-break/><text:line-break/><text:tab/>public void ajouter_produit(Produit p){<text:line-break/><text:tab/><text:tab/>try{<text:line-break/><text:tab/><text:tab/><text:tab/>tab_produits[nb_aliment]=p;<text:line-break/><text:tab/><text:tab/><text:tab/>nb_aliment++;<text:line-break/><text:tab/><text:tab/><text:tab/>//System.out.println(p.getNom()+"a bien ete ajoute\n");<text:line-break/><text:tab/><text:tab/>}catch(ArrayIndexOutOfBoundsException e){<text:line-break/><text:tab/><text:tab/><text:tab/>System.out.println("Le tableau de produit est complet");<text:line-break/><text:tab/><text:tab/>}<text:line-break/><text:tab/>}<text:line-break/><text:line-break/><text:tab/>public String toString(){<text:line-break/><text:tab/><text:tab/>String s = "\n";<text:line-break/><text:tab/><text:tab/>for( Beneficiaire f : tab_beneficiaires ) {<text:line-break/><text:tab/><text:tab/><text:tab/>s+=f.toString();<text:line-break/><text:tab/><text:tab/>}<text:line-break/><text:tab/><text:tab/>s+="\n";<text:line-break/><text:tab/><text:tab/>try{<text:line-break/><text:tab/><text:tab/><text:tab/>for (Produit e : tab_produits ){<text:line-break/><text:tab/><text:tab/><text:tab/><text:tab/>s+=e.toString();<text:line-break/><text:tab/><text:tab/><text:tab/>}<text:line-break/><text:tab/><text:tab/>}catch(NullPointerException e){<text:line-break/><text:tab/><text:tab/><text:tab/>System.out.println("Fonction toString : L'espace memoire allouee dans tab_produits non initialise ");<text:line-break/><text:tab/><text:tab/>}<text:line-break/><text:tab/><text:tab/>return s ;<text:line-break/><text:tab/>}<text:line-break/><text:line-break/><text:tab/>public void affiche(ArrayList&lt;Beneficiaire&gt;a){<text:line-break/><text:tab/><text:tab/>for(Beneficiaire b:a){<text:line-break/><text:tab/><text:tab/><text:tab/>System.out.println(b+"\n");<text:line-break/><text:soft-page-break/><text:tab/><text:tab/>}<text:line-break/><text:tab/>}<text:line-break/><text:line-break/><text:tab/>public void affiche_tab(){<text:line-break/><text:tab/><text:tab/>for(Produit b:tab_produits){<text:line-break/><text:tab/><text:tab/><text:tab/>System.out.println(b+"\n");<text:line-break/><text:tab/><text:tab/>}<text:line-break/><text:tab/>}<text:line-break/><text:line-break/><text:tab/>public void duree_validite(){<text:line-break/><text:tab/><text:tab/>System.out.println("---------- Validite des Produits ----------\n");<text:line-break/><text:tab/><text:tab/>try{<text:line-break/><text:tab/><text:tab/><text:tab/>for(Produit p:tab_produits){<text:line-break/><text:tab/><text:tab/><text:tab/><text:tab/>p.perime();<text:line-break/><text:tab/><text:tab/><text:tab/>}<text:line-break/><text:tab/><text:tab/>}catch(NullPointerException e){<text:line-break/><text:tab/><text:tab/><text:tab/>System.out.println("Fonction duree_validite : L'espace memoire allouee dans tab_produits non initialise ");<text:line-break/><text:tab/><text:tab/>}<text:line-break/><text:tab/>}<text:line-break/><text:line-break/><text:tab/>///// ACCESSEURS \\\\\<text:line-break/><text:tab/>public static <text:s/>int getCpt(){ return cpt ; }<text:line-break/><text:tab/>public int getRef(){return ref;}<text:line-break/><text:tab/>public String getNom(){return nom;}<text:line-break/><text:tab/>public int getNBMAX_BENEFICIAIRE(){return NBMAX_BENEFICIAIRE;}<text:line-break/>}<text:line-break/><text:tab/><text:line-break/><text:tab/><text:tab/><text:tab/><text:tab/><text:tab/><text:line-break/><text:tab/><text:tab/><text:tab/><text:tab/><text:tab/><text:tab/><text:tab/><text:line-break/><text:tab/><text:tab/><text:tab/><text:tab/><text:tab/><text:tab/><text:tab/>public abstract <text:s/>class Aliment extends Produit {<text:line-break/><text:tab/>protected int duree; <text:line-break/><text:tab/><text:line-break/><text:tab/>///// CONSTRUCTEURS \\\\\ <text:line-break/><text:tab/>public Aliment(String nom, int point,int stock,int d ){<text:line-break/><text:tab/><text:tab/>super(nom,point,stock);<text:line-break/><text:tab/><text:tab/>duree = d ; <text:line-break/><text:tab/>}<text:line-break/><text:tab/><text:line-break/><text:tab/>///// METHODES DIVERSES \\\\\<text:line-break/><text:tab/>public void perime(){<text:line-break/><text:tab/><text:tab/>if (duree==0){<text:line-break/><text:tab/><text:tab/><text:tab/>System.out.println(nom+"est perime ") ;<text:line-break/><text:tab/><text:tab/>}<text:line-break/><text:tab/><text:tab/>duree--;<text:line-break/><text:tab/><text:tab/>System.out.println("Duree de validite du produit "+nom+": "+duree);<text:line-break/><text:tab/>}<text:line-break/><text:line-break/><text:tab/>public String toString(){<text:line-break/><text:tab/><text:tab/>return super.toString()+"\nDuree avant peremption : "+duree+"\n";<text:line-break/><text:line-break/><text:soft-page-break/><text:tab/>}<text:line-break/><text:tab/><text:tab/><text:line-break/>}<text:tab/><text:tab/><text:tab/><text:line-break/><text:tab/><text:line-break/>public interface Avec_Bebe {<text:line-break/><text:tab/>public void ajouter_bebe(int nb_bebe);<text:line-break/>}<text:line-break/>public abstract class Beneficiaire {<text:line-break/><text:tab/>protected double horaire ; // L'heure à laquelle nos beneficiaires doivent passer pour pouvoir recuperer les produits <text:line-break/><text:tab/>protected int points ;<text:line-break/><text:tab/>protected String nom ;<text:line-break/><text:tab/>private double horaire_de_passage ; <text:s/>// L'heure à laquelle nos beneficiaires <text:s/>passent<text:line-break/><text:tab/>private double h_p ; <text:line-break/><text:tab/>private double h_m ; <text:line-break/><text:line-break/><text:tab/>///// CONSTRUCTEURS \\\\\<text:line-break/><text:tab/>public Beneficiaire (double h , int p , String nom,double horaire_p) {<text:line-break/><text:tab/><text:tab/>horaire = h ; <text:line-break/><text:tab/><text:tab/>points = p <text:s/>; <text:line-break/><text:tab/><text:tab/>this.nom = nom ; <text:line-break/><text:tab/><text:tab/>horaire_de_passage = horaire_p ; <text:line-break/><text:tab/>}<text:line-break/><text:tab/>///// METHODES DIVERSES \\\\\<text:line-break/><text:tab/>public boolean A_l_heure(){<text:line-break/><text:tab/><text:tab/>h_p = horaire; h_m = horaire;// defini comme un intervalle [h_m,horaire,h_p]<text:line-break/><text:tab/><text:tab/>if(setInteHoraireP(30) &lt;= horaire_de_passage-0.41){<text:line-break/><text:tab/><text:tab/><text:tab/><text:tab/>horaire_de_passage = ((int)(Math.random()*(19)))+(((double)(Math.random()*60))/100);<text:line-break/><text:tab/><text:tab/><text:tab/><text:tab/>horaire_de_passage = (double) Math.round(horaire_de_passage* 100) / 100;<text:line-break/><text:tab/><text:tab/><text:tab/><text:tab/>if(( this instanceof Famille) || (this instanceof Couple)){<text:line-break/><text:tab/><text:tab/><text:tab/><text:tab/><text:tab/>System.out.println(nom+"sont arrives en retard . Impossible de recuperer le produit . \nHoraire de passage passage attribue : "+horaire_de_passage+"\n");<text:line-break/><text:tab/><text:tab/><text:tab/><text:tab/>}<text:line-break/><text:tab/><text:tab/><text:tab/><text:tab/>else {<text:line-break/><text:tab/><text:tab/><text:tab/><text:tab/><text:tab/>System.out.println(nom+"est arrive(e) en retard . Impossible de recuperer le produit . \nHoraire de passage passage attribue : "+horaire_de_passage+"\n");<text:line-break/><text:tab/><text:tab/><text:tab/><text:tab/>}<text:line-break/><text:tab/><text:tab/><text:tab/><text:tab/>return false ;<text:line-break/><text:tab/><text:tab/>}<text:line-break/><text:tab/><text:tab/>if (horaire_de_passage &lt;setInteHoraireM(30) ){<text:line-break/><text:tab/><text:tab/><text:tab/><text:tab/>horaire_de_passage=(double) Math.round(setInteHorairePassageAvance()*100)/100;<text:line-break/><text:tab/><text:tab/><text:tab/><text:tab/><text:tab/>if(( this instanceof Famille) || (this instanceof Couple)){<text:line-break/><text:tab/><text:tab/><text:tab/><text:tab/><text:tab/>System.out.println(nom+"sont arrives en avance . Impossible de recuperer le produit .\nHoraire de passage passage attribue : <text:soft-page-break/>"+horaire_de_passage+"\n");<text:line-break/><text:tab/><text:tab/><text:tab/><text:tab/>}<text:line-break/><text:tab/><text:tab/><text:tab/><text:tab/>else {<text:line-break/><text:tab/><text:tab/><text:tab/><text:tab/><text:tab/>System.out.println(nom+"est arrive(e) en avance . Impossible de recuperer le produit .\nHoraire de passage passage attribue : "+horaire_de_passage+"\n");<text:line-break/><text:tab/><text:tab/><text:tab/><text:tab/>}<text:line-break/><text:tab/><text:tab/><text:tab/><text:tab/>return false ; <text:line-break/><text:tab/><text:tab/>}<text:line-break/><text:tab/><text:tab/>else{<text:line-break/><text:tab/><text:tab/><text:tab/>System.out.println(nom+"-&gt;horaire respectee \n");<text:line-break/><text:tab/><text:tab/>}<text:line-break/><text:tab/><text:tab/>return true ;<text:line-break/><text:tab/>}<text:line-break/><text:line-break/><text:tab/>public double setInteHoraireP(int h){<text:line-break/><text:tab/><text:tab/>for (int i = 0 ; i &lt;h ; i++){<text:line-break/><text:tab/><text:tab/><text:tab/>if (h_p-(int)h_p <text:s/>&gt;= 0.60){ <text:s text:c="2"/><text:line-break/><text:tab/><text:tab/><text:tab/><text:tab/>h_p=Math.round(h_p); <text:s text:c="11"/>// Permet de garder le format de 60 min <text:line-break/><text:line-break/><text:tab/><text:tab/><text:tab/>}<text:line-break/><text:tab/><text:tab/><text:tab/>if (h_p &gt;= 24 ){<text:line-break/><text:tab/><text:tab/><text:tab/><text:tab/>h_p=(0+(h_p-(int)h_p)); <text:s text:c="8"/>// Permet de garder le format 24H <text:s/>( evite de se retrouver avec une heure = 25.17 )<text:line-break/><text:tab/><text:tab/><text:tab/>}<text:line-break/><text:tab/><text:tab/><text:tab/>else {<text:line-break/><text:tab/><text:tab/><text:tab/><text:tab/>if (h_p-(int)h_p <text:s/>&gt;= 0.50 ) { <text:s text:c="27"/><text:line-break/><text:tab/><text:tab/><text:tab/><text:tab/><text:tab/><text:tab/>h_p=Math.round(h_p)-1+((h_p-(int)h_p)+0.01); <text:s text:c="4"/>// Math.round arrondi au superieur si la partie décimale du double est supérieure ou égale à 0.50 . ---&gt;Donc il faut <text:s/>adapter le code <text:line-break/><text:tab/><text:tab/><text:tab/><text:tab/>}<text:line-break/><text:tab/><text:tab/><text:tab/><text:tab/>else{<text:line-break/><text:tab/><text:tab/><text:tab/><text:tab/><text:tab/>h_p= Math.round(h_p)+((h_p-(int)h_p)+0.01); <text:s text:c="8"/>// Incrementation classique &lt;=&gt; Incremente de 0.01 --&gt;1 min <text:line-break/><text:tab/><text:tab/><text:tab/><text:tab/>}<text:line-break/><text:tab/><text:tab/><text:tab/>}<text:line-break/><text:tab/><text:tab/>}<text:line-break/><text:tab/><text:tab/>return h_p;<text:line-break/><text:tab/>}<text:line-break/><text:tab/>public double setInteHoraireM(int</text:p>
            <text:p text:style-name="P6"><text:s/>h){<text:line-break/><text:tab/><text:tab/>for (int i = 0 ; i &lt;h ; i++){<text:line-break/><text:tab/><text:tab/><text:tab/>if (h_m-(int)h_m <text:s/>== 0){ <text:s text:c="2"/><text:line-break/><text:tab/><text:tab/><text:tab/><text:tab/>h_m=((Math.round(h_m)-1)+0.59); <text:s text:c="5"/>// Permet de garder le format de 60 min<text:line-break/><text:line-break/><text:tab/><text:tab/><text:tab/>}<text:line-break/><text:tab/><text:tab/><text:tab/>if (Math.round(h_m) &lt;= 0 ){<text:line-break/><text:tab/><text:tab/><text:tab/><text:tab/>h_m=(23+0.59); <text:s text:c="34"/>// Permet de garder le format 24H <text:s/>( evite de se retrouver avec une heure = -1.30 )<text:line-break/><text:tab/><text:tab/><text:tab/>}<text:line-break/><text:soft-page-break/><text:tab/><text:tab/><text:tab/>else {<text:line-break/><text:tab/><text:tab/><text:tab/><text:tab/>if (h_m-(int)h_m <text:s/>&gt;= 0.50 ){<text:line-break/><text:tab/><text:tab/><text:tab/><text:tab/><text:tab/>h_m=Math.round(h_m)-1+((h_m-(int)h_m)-0.01); // Math.round arrondi au superieur si la partie décimale du double est supérieure ou égale à 0.50 . ---&gt;Donc il <text:s/>faut adapter le code <text:line-break/><text:tab/><text:tab/><text:tab/><text:tab/>}<text:line-break/><text:tab/><text:tab/><text:tab/><text:tab/>else{<text:line-break/><text:tab/><text:tab/><text:tab/><text:tab/><text:tab/>h_m=Math.round(h_m)+((h_m-(int)h_m)-0.01); <text:s text:c="9"/>// Décrementation classique &lt;=&gt; Décremente de 0.01 --&gt;1 min<text:line-break/><text:tab/><text:tab/><text:tab/><text:tab/>}<text:line-break/><text:tab/><text:tab/><text:tab/>}<text:line-break/><text:tab/><text:tab/>}<text:line-break/><text:tab/><text:tab/>return h_m;<text:line-break/><text:tab/>}<text:line-break/><text:line-break/><text:tab/>public double setInteHorairePassageAvance(){<text:line-break/><text:tab/><text:tab/>for (int i = 0 ; i &lt;30 ; i++){<text:line-break/><text:tab/><text:tab/><text:tab/>if (horaire_de_passage-(int)horaire_de_passage <text:s/>&gt;= 0.60){ <text:s text:c="2"/><text:line-break/><text:tab/><text:tab/><text:tab/><text:tab/>horaire_de_passage=Math.round(horaire_de_passage); <text:s text:c="11"/>// Permet de garder le format de 60 min <text:line-break/><text:line-break/><text:tab/><text:tab/><text:tab/>}<text:line-break/><text:tab/><text:tab/><text:tab/>if (horaire_de_passage &gt;= 24 ){<text:line-break/><text:tab/><text:tab/><text:tab/><text:tab/>horaire_de_passage=(0+(horaire_de_passage-(int)horaire_de_passage)); <text:s text:c="8"/>// Permet de garder le format 24H <text:s/>( evite de se retrouver avec une heure = 25.17 )<text:line-break/><text:tab/><text:tab/><text:tab/>}<text:line-break/><text:tab/><text:tab/><text:tab/>else {<text:line-break/><text:tab/><text:tab/><text:tab/><text:tab/>if (horaire_de_passage-(int)horaire_de_passage <text:s/>&gt;= 0.50 ) { <text:s text:c="27"/><text:line-break/><text:tab/><text:tab/><text:tab/><text:tab/><text:tab/><text:tab/>horaire_de_passage=Math.round(horaire_de_passage)-1+((horaire_de_passage-(int)horaire_de_passage)+0.01); <text:s text:c="4"/>// Math.round arrondi au superieur si la partie décimale du double est supérieure ou égale à 0.50 . ---&gt;Donc il faut <text:s/>adapter le code <text:line-break/><text:tab/><text:tab/><text:tab/><text:tab/>}<text:line-break/><text:tab/><text:tab/><text:tab/><text:tab/>else{<text:line-break/><text:tab/><text:tab/><text:tab/><text:tab/><text:tab/>horaire_de_passage= Math.round(horaire_de_passage)+((horaire_de_passage-(int)horaire_de_passage)+0.01); <text:s text:c="8"/>// Incrementation classique &lt;=&gt; Incremente de 0.01 --&gt;1 min <text:line-break/><text:tab/><text:tab/><text:tab/><text:tab/>}<text:line-break/><text:tab/><text:tab/><text:tab/>}<text:line-break/><text:tab/><text:tab/>}<text:line-break/><text:tab/><text:tab/>return horaire_de_passage;<text:line-break/><text:tab/>}<text:line-break/><text:tab/>public String toString(){<text:line-break/><text:tab/><text:tab/>return nom+""+points+"points restants\n"+"horaire de passage : "+horaire_de_passage+"\n";<text:line-break/><text:tab/>}<text:line-break/><text:line-break/><text:tab/>///// ACCESSEURS \\\\\<text:line-break/><text:tab/>public abstract void setPoints(int p);<text:line-break/><text:soft-page-break/><text:tab/>public abstract int getPoints();<text:line-break/><text:tab/>public abstract double getHeure();<text:line-break/><text:tab/>public abstract String getNom();<text:line-break/><text:tab/>public abstract void setHeure(double h);<text:line-break/>}<text:line-break/><text:tab/><text:line-break/>//public abstract void ajouter_points();public class Couple extends Beneficiaire {<text:line-break/><text:tab/>private final <text:s/>int nb_pers = 2 <text:s/>; <text:line-break/><text:tab/><text:line-break/><text:tab/>///// CONSTRUCTEURS \\\\\<text:line-break/><text:tab/>public Couple(double h , int p , String nom ){<text:tab/><text:line-break/><text:tab/><text:tab/>super(h,p,nom,16.30);<text:line-break/><text:tab/><text:line-break/><text:tab/>}<text:line-break/><text:tab/>///// METHODES DIVERSES \\\\\<text:line-break/><text:tab/>public void ajouter_points(){<text:line-break/><text:tab/><text:tab/>this.setPoints(this.getPoints()+150*nb_pers);<text:line-break/><text:tab/>}<text:line-break/><text:tab/>public String toString(){<text:line-break/><text:tab/><text:tab/>return "Couple -&gt;"+super.toString();<text:line-break/><text:tab/>}<text:line-break/><text:tab/>///// ACCESSEURS \\\\\<text:line-break/><text:tab/>public <text:s/>void setPoints(int p){<text:line-break/><text:tab/><text:tab/>points=p;<text:line-break/><text:tab/>}<text:line-break/><text:tab/>public <text:s/>int getPoints(){<text:line-break/><text:tab/><text:tab/>return points;<text:line-break/><text:tab/>}<text:line-break/><text:tab/>public double getHeure(){<text:line-break/><text:tab/><text:tab/>return horaire ; <text:line-break/><text:tab/>}<text:line-break/><text:tab/>public String getNom(){<text:line-break/><text:tab/><text:tab/>return nom ;<text:line-break/><text:tab/>}<text:line-break/><text:tab/>public void setHeure(double h){<text:line-break/><text:tab/><text:tab/>horaire = h ;<text:line-break/><text:tab/>}<text:line-break/><text:line-break/><text:line-break/>}<text:line-break/>public class Famille extends Beneficiaire implements Avec_Bebe {<text:line-break/><text:tab/>private int nb_adultes ;<text:line-break/><text:tab/>private int nb_enfants ;<text:line-break/><text:tab/>private int nb_pers ;<text:line-break/><text:tab/>///// CONSTRUCTEURS \\\\\<text:line-break/><text:tab/>public Famille(double h , int p , String nom ,int nb_adultes, int nb_enfants) {<text:line-break/><text:tab/><text:tab/>super(h,p,nom,18.15);<text:line-break/><text:tab/><text:tab/>this.nb_adultes = nb_adultes ; <text:line-break/><text:tab/><text:tab/>this.nb_enfants = nb_enfants ; <text:line-break/><text:tab/><text:tab/>nb_pers = nb_adultes+nb_enfants;<text:line-break/><text:tab/>}<text:line-break/><text:line-break/><text:soft-page-break/><text:tab/>public Famille (Famille f){<text:line-break/><text:tab/><text:tab/><text:tab/>this(f.getHeure(),f.getPoints(),f.getNom(),f.nb_adultes,f.nb_enfants);<text:line-break/><text:tab/>}<text:line-break/><text:tab/>///// METHODES DIVERSES \\\\\<text:line-break/><text:tab/>public void ajouter_points(){<text:line-break/><text:tab/><text:tab/>this.setPoints(this.getPoints()+nb_adultes*150+nb_enfants*50);<text:line-break/><text:tab/>}<text:line-break/><text:tab/>public void ajouter_bebe(int nb_bebe){<text:line-break/><text:tab/><text:tab/>this.setPoints(this.getPoints()+100*nb_bebe);<text:line-break/><text:tab/><text:tab/>this.nb_pers += nb_bebe; <text:line-break/><text:tab/><text:tab/>//System.out.println("Il y a "+nb_bebe+"bebe(s) dans la famille "+getNom()+"\n");<text:line-break/><text:tab/>}<text:line-break/><text:tab/>public String toString(){<text:line-break/><text:tab/><text:tab/>return "Famille ("+nb_pers+"membres) -&gt;"+super.toString();<text:line-break/><text:tab/>}<text:line-break/><text:tab/>///// ACCESSEURS \\\\\<text:line-break/><text:tab/>public <text:s/>void setPoints(int p){<text:line-break/><text:tab/><text:tab/>points=p;<text:line-break/><text:tab/>}<text:line-break/><text:tab/>public <text:s/>int getPoints(){<text:line-break/><text:tab/><text:tab/>return points;<text:line-break/><text:tab/>}<text:line-break/><text:tab/>public double getHeure(){<text:line-break/><text:tab/><text:tab/>return horaire ; <text:line-break/><text:tab/>}<text:line-break/><text:tab/>public String getNom(){<text:line-break/><text:tab/><text:tab/>return nom ;<text:line-break/><text:tab/>}<text:line-break/><text:tab/>public void setHeure(double h){<text:line-break/><text:tab/><text:tab/>horaire = h ;<text:line-break/><text:tab/>}<text:line-break/><text:tab/><text:line-break/>}<text:line-break/>public class Fruits_Legumes extends Aliment {<text:line-break/><text:tab/><text:line-break/><text:tab/>///// CONSTRUCTEURS \\\\\<text:line-break/><text:tab/>public Fruits_Legumes (String nom,int stock,int d ){<text:line-break/><text:tab/><text:tab/>super(nom,5,stock,d);<text:line-break/><text:tab/>}<text:line-break/><text:tab/>///// METHODES DIVERSES \\\\\<text:line-break/><text:tab/><text:line-break/><text:tab/>public String toString(){<text:line-break/><text:tab/><text:tab/>return super.toString();<text:line-break/><text:tab/>}<text:line-break/><text:tab/>///// ACCESSEURS \\\\\<text:line-break/><text:tab/>public int getPoints(){<text:line-break/><text:tab/><text:tab/>return points;<text:line-break/><text:tab/>}<text:line-break/><text:tab/>public <text:s/>int getStock(){<text:line-break/><text:tab/><text:tab/>return super.stock;<text:line-break/><text:soft-page-break/><text:tab/>}<text:line-break/><text:line-break/><text:tab/>public void setStock(int s ){<text:line-break/><text:tab/><text:tab/>super.stock=s; <text:line-break/><text:tab/>}<text:line-break/><text:line-break/><text:tab/>public String getNom(){<text:line-break/><text:tab/><text:tab/>return super.nom;<text:line-break/><text:tab/>}<text:line-break/>}<text:line-break/>public class Hygiene extends Produit {<text:line-break/><text:line-break/><text:tab/>///// CONSTRUCTEURS \\\\\<text:line-break/><text:tab/>public Hygiene(String nom,int stock){<text:line-break/><text:tab/><text:tab/>super(nom,6,stock);<text:line-break/><text:tab/>}<text:line-break/><text:tab/>///// METHODES DIVERSES \\\\\<text:line-break/><text:tab/>public String toString(){<text:line-break/><text:tab/><text:tab/><text:tab/>return super.nom+": "+points+"points\nStock : "+super.stock+"\n";<text:line-break/><text:tab/>}<text:line-break/><text:line-break/><text:tab/>public void perime(){<text:line-break/><text:tab/><text:tab/>System.out.println("Pas de duree de validite pour le produit : "+getNom());<text:line-break/><text:tab/>}<text:line-break/><text:tab/>///// ACCESSEURS \\\\\<text:line-break/><text:tab/>public int getPoints(){<text:line-break/><text:tab/>return points;<text:line-break/><text:tab/>}<text:line-break/><text:tab/><text:tab/><text:line-break/><text:tab/>public <text:s/>int getStock(){<text:line-break/><text:tab/><text:tab/>return super.stock;<text:line-break/><text:tab/>}<text:line-break/><text:line-break/><text:tab/>public void setStock(int s ){<text:line-break/><text:tab/><text:tab/>super.stock=s; <text:line-break/><text:tab/>}<text:line-break/><text:line-break/><text:tab/>public String getNom(){<text:line-break/><text:tab/><text:tab/>return super.nom;<text:line-break/><text:tab/>}<text:line-break/>}<text:line-break/>public class Plat_Sec extends Aliment {<text:line-break/><text:tab/><text:line-break/><text:tab/>///// CONSTRUCTEURS \\\\\<text:line-break/><text:tab/>public Plat_Sec (String nom,int stock,int d ){<text:line-break/><text:tab/><text:tab/>super(nom,10,stock,d);<text:line-break/><text:tab/>}<text:line-break/><text:line-break/><text:tab/>///// METHODES DIVERSES \\\\\<text:line-break/><text:tab/><text:line-break/><text:soft-page-break/><text:tab/>public String toString(){<text:line-break/><text:tab/><text:tab/>return super.toString();<text:line-break/><text:tab/>}<text:line-break/><text:tab/>///// ACCESSEURS \\\\\<text:line-break/><text:tab/>public int getPoints(){<text:line-break/><text:tab/><text:tab/>return points;<text:line-break/><text:tab/>}<text:line-break/><text:tab/>public <text:s/>int getStock(){<text:line-break/><text:tab/><text:tab/>return super.stock;<text:line-break/><text:tab/>}<text:line-break/><text:line-break/><text:tab/>public void setStock(int s ){<text:line-break/><text:tab/><text:tab/>super.stock=s; <text:line-break/><text:tab/>}<text:line-break/><text:line-break/><text:tab/>public String getNom(){<text:line-break/><text:tab/><text:tab/>return super.nom;<text:line-break/><text:tab/>}<text:line-break/>}<text:line-break/>public abstract class Produit {<text:line-break/><text:tab/>protected String nom ;<text:line-break/><text:tab/>public <text:s/>final int <text:s text:c="2"/>points ;<text:line-break/><text:tab/>protected int stock ; <text:line-break/><text:line-break/><text:tab/>///// CONSTRUCTEURS \\\\\<text:line-break/><text:tab/>public Produit(String nom, int point,int stock){<text:line-break/><text:tab/><text:tab/><text:tab/>this.nom = nom ;<text:line-break/><text:tab/><text:tab/><text:tab/>this.points = point;<text:line-break/><text:tab/><text:tab/><text:tab/>this.stock = stock <text:s/>;<text:line-break/><text:tab/>} <text:line-break/><text:line-break/><text:tab/>///// METHODES <text:s/>DIVERSES \\\\\<text:line-break/><text:line-break/><text:tab/>public String toString(){<text:line-break/><text:tab/><text:tab/>return nom+": "+points+"points\nStock : "+stock;<text:line-break/><text:tab/>}<text:line-break/><text:line-break/><text:tab/>public abstract void perime();<text:line-break/><text:tab/><text:line-break/><text:tab/>///// ACCESSEUR \\\\\<text:line-break/><text:tab/>public abstract int getStock();<text:line-break/><text:tab/>public abstract void setStock(int s);<text:line-break/><text:tab/>public abstract String getNom();<text:line-break/><text:line-break/>}<text:line-break/><text:line-break/><text:line-break/>public class Produit_Laitier extends Aliment {<text:line-break/><text:line-break/><text:tab/>/////CONSTRUCTEURS \\\\\<text:line-break/><text:tab/>public Produit_Laitier (String nom,int stock,int d ){<text:line-break/><text:tab/><text:tab/>super(nom,8,stock,d);<text:line-break/><text:soft-page-break/><text:tab/>}<text:line-break/><text:tab/>///// METHODES DIVERSES \\\\\<text:line-break/><text:tab/><text:line-break/><text:tab/>public String toString(){<text:line-break/><text:tab/><text:tab/>return super.toString();<text:line-break/><text:tab/>}<text:line-break/><text:tab/>///// ACCESSEURS \\\\\<text:line-break/><text:tab/>public int getPoints(){<text:line-break/><text:tab/><text:tab/>return points;<text:line-break/><text:tab/>}<text:line-break/><text:tab/>public <text:s/>int getStock(){<text:line-break/><text:tab/><text:tab/>return super.stock;<text:line-break/><text:tab/>}<text:line-break/><text:line-break/><text:tab/>public void setStock(int s ){<text:line-break/><text:tab/><text:tab/>super.stock=s; <text:line-break/><text:tab/>}<text:line-break/><text:line-break/><text:tab/>public String getNom(){<text:line-break/><text:tab/><text:tab/>return super.nom;<text:line-break/><text:tab/>}<text:line-break/>}<text:line-break/>public <text:s/>class Produit_bebe extends Produit {<text:line-break/><text:tab/><text:line-break/><text:tab/>///// CONSTRUCTEURS \\\\\<text:line-break/><text:tab/>public Produit_bebe (String nom,int stock){<text:line-break/><text:tab/><text:tab/>super(nom,20,stock);<text:line-break/><text:tab/>}<text:line-break/><text:tab/>///// METHODES DIVERSES \\\\\<text:line-break/><text:tab/>public String toString(){<text:line-break/><text:tab/><text:tab/><text:tab/>return super.nom+": "+points+"points\nStock : "+super.stock+"\n";<text:line-break/><text:tab/>}<text:line-break/><text:line-break/><text:tab/>public void perime(){<text:line-break/><text:tab/><text:tab/>System.out.println("Pas de duree de validite pour le produit : "+getNom());<text:line-break/><text:tab/>}<text:line-break/><text:tab/><text:line-break/><text:tab/>///// ACCESSEURS \\\\\<text:line-break/><text:tab/>public int getPoints(){<text:line-break/><text:tab/><text:tab/>return points;<text:line-break/><text:tab/>}<text:line-break/><text:tab/>public <text:s/>int getStock(){<text:line-break/><text:tab/><text:tab/>return super.stock;<text:line-break/><text:tab/>}<text:line-break/><text:line-break/><text:tab/>public void setStock(int s ){<text:line-break/><text:tab/><text:tab/>super.stock=s; <text:line-break/><text:tab/>}<text:line-break/><text:line-break/><text:tab/>public String getNom(){<text:line-break/><text:soft-page-break/><text:tab/><text:tab/>return super.nom;<text:line-break/><text:tab/>}<text:line-break/>}<text:line-break/>public class Seule extends Beneficiaire {<text:line-break/><text:tab/>private final <text:s/>int _nb_pers = 1 <text:s/>; <text:line-break/><text:line-break/><text:tab/>///// CONSTRUCTEURS \\\\\<text:line-break/><text:tab/>public Seule(double h , int p , String nom ){<text:tab/><text:line-break/><text:tab/><text:tab/>super(h,p,nom,11.0);<text:line-break/><text:tab/>}<text:line-break/><text:tab/>///// METHODES DIVERSES \\\\\<text:line-break/><text:line-break/><text:tab/>public void ajouter_points(){<text:line-break/><text:tab/><text:tab/>this.setPoints(this.getPoints()+150);<text:line-break/><text:tab/>}<text:line-break/><text:tab/>public String toString(){<text:line-break/><text:tab/><text:tab/>return "Seul(e) -&gt;"+super.toString();<text:line-break/><text:tab/>}<text:line-break/><text:line-break/><text:tab/>///// ACCESSEURS \\\\\<text:line-break/><text:tab/>public <text:s/>void setPoints(int p){<text:line-break/><text:tab/><text:tab/>points=p;<text:line-break/><text:tab/>}<text:line-break/><text:tab/>public <text:s/>int getPoints(){<text:line-break/><text:tab/><text:tab/>return points;<text:line-break/><text:tab/>}<text:line-break/><text:tab/>public double getHeure(){<text:line-break/><text:tab/><text:tab/>return horaire ; <text:line-break/><text:tab/>}<text:line-break/><text:tab/>public String getNom(){<text:line-break/><text:tab/><text:tab/>return nom ;<text:line-break/><text:tab/>}<text:line-break/><text:tab/>public void setHeure(double h){<text:line-break/><text:tab/><text:tab/>horaire = h ;<text:line-break/><text:tab/>}<text:line-break/><text:line-break/>}<text:line-break/><text:line-break/>public class TabBeneficiairesPleinException extends Exception{</text:p>
            <text:p text:style-name="P6"><text:s text:c="4"/>public TabBeneficiairesPleinException(){</text:p>
            <text:p text:style-name="P6"><text:s text:c="16"/>super("Nombre de beneficiaire dans le magasin atteint -&gt;mise en attente du beneficiaire \n");</text:p>
            <text:p text:style-name="P6"><text:s text:c="4"/>}</text:p>
            <text:p text:style-name="P6"><text:s text:c="4"/>public TabBeneficiairesPleinException(String msg){</text:p>
            <text:p text:style-name="P6"><text:s text:c="8"/>super(msg);</text:p>
            <text:p text:style-name="P6"><text:s text:c="4"/>}</text:p>
            <text:p text:style-name="P6">}import java.util.ArrayList;<text:line-break/>import java.lang.*;<text:line-break/>public class TestAide_Alimentaire {<text:line-break/><text:tab/>public static void main(String[] args ){<text:line-break/><text:tab/><text:tab/>///// 1ere Aide Alimentaire \\\\\<text:line-break/><text:line-break/><text:soft-page-break/><text:tab/><text:tab/>///// CREATION DE NOS PRODUITS \\\\\<text:line-break/><text:tab/><text:tab/> <text:s/>Produit h = new Hygiene("Gel douche",100);<text:line-break/><text:tab/><text:tab/> <text:s/>Produit b = new Produit_bebe("Couches",200);<text:line-break/><text:tab/><text:tab/> <text:s/>Aliment p_s = new Plat_Sec("pain",100,24);<text:line-break/><text:tab/><text:tab/> <text:s/>Aliment l = new Produit_Laitier("Lait",300,72);<text:line-break/><text:tab/><text:tab/> <text:s/>Aliment f = new Fruits_Legumes("Pommes &amp;Carottes",250,48);<text:line-break/><text:tab/><text:tab/> <text:s/>Aliment v = new Viande("Boeuf", 150 , 48 );<text:line-break/><text:line-break/><text:line-break/><text:tab/><text:tab/>///// CREATION DE NOTRE TABLEAU DE BENEFICIAIRES + LISTE D'ATTENTE \\\\\<text:line-break/><text:tab/><text:tab/> <text:s/>ArrayList&lt;Beneficiaire&gt;tab_b = new ArrayList&lt;Beneficiaire&gt;();<text:line-break/><text:tab/><text:tab/> <text:s/>ArrayList&lt;Beneficiaire&gt;l_attente = new ArrayList&lt;Beneficiaire&gt;();<text:line-break/><text:line-break/><text:tab/><text:tab/>///// BENEFICIAIRES \\\\\<text:line-break/><text:tab/><text:tab/> <text:s/>Seule b_s1=new Seule(11.00, 0,"Joe");<text:line-break/><text:tab/><text:tab/> <text:s/>Seule b_s2 = new Seule (11.30 , 300 , "Paul"); // passe à 11H <text:line-break/><text:tab/><text:tab/> <text:s/>Couple b_c = new Couple (14.00 , 500, "Chris &amp;Sandrine");<text:line-break/><text:tab/><text:tab/> <text:s/>Famille b_f = new Famille(17.45 , 800 , "Les Cervi",2,1);<text:line-break/><text:tab/><text:tab/> <text:s/>Famille b_f2 = new Famille(b_f); // Utilisation du constructeur par recopie<text:line-break/><text:tab/><text:tab/><text:tab/>b_f.ajouter_bebe(1);<text:line-break/><text:tab/><text:line-break/><text:tab/><text:tab/>///// CREATION DE L'AIDE ALIMENTAIRE <text:s/>\\\\\<text:line-break/><text:line-break/><text:tab/><text:tab/> Aide_Alimentaire aide = new Aide_Alimentaire("Secours Populaire",6,2,tab_b, l_attente);<text:line-break/><text:tab/><text:tab/><text:tab/>aide.ajouter_produit(h);<text:line-break/><text:tab/><text:tab/><text:tab/>aide.ajouter_produit(b);<text:line-break/><text:tab/><text:tab/><text:tab/>aide.ajouter_produit(p_s);<text:line-break/><text:tab/><text:tab/><text:tab/>aide.ajouter_produit(l);<text:line-break/><text:tab/><text:tab/><text:tab/>aide.ajouter_produit(f);<text:line-break/><text:tab/><text:tab/><text:tab/>aide.ajouter_produit(v);<text:line-break/><text:line-break/><text:tab/><text:tab/><text:tab/>Accueil a=Accueil.getInstance();<text:line-break/><text:tab/><text:tab/><text:tab/>System.out.println(a);<text:line-break/><text:line-break/><text:tab/><text:tab/><text:tab/>System.out.println("--------------- "+aide.getNom()+": Aide Alimentaire "+aide.getRef()+"---------------\n");<text:line-break/><text:tab/><text:tab/> <text:s text:c="2"/><text:line-break/><text:tab/><text:tab/><text:tab/>try{<text:line-break/><text:tab/><text:tab/><text:tab/><text:tab/>aide.ajouter_beneficiaire(b_s1);<text:line-break/><text:tab/><text:tab/><text:tab/><text:tab/>aide.ajouter_beneficiaire(b_s2);<text:line-break/><text:tab/><text:tab/><text:tab/><text:tab/>aide.ajouter_beneficiaire(b_c);<text:line-break/><text:tab/><text:tab/><text:tab/><text:tab/>aide.ajouter_beneficiaire(b_f);<text:line-break/><text:tab/><text:tab/><text:tab/>}catch(TabBeneficiairesPleinException e){<text:line-break/><text:tab/><text:tab/><text:tab/><text:tab/>System.out.println(e.toString());<text:line-break/><text:tab/><text:tab/><text:tab/>}<text:tab/><text:tab/><text:line-break/><text:line-break/><text:tab/><text:tab/><text:tab/>for(int i=0;tab_b.size()!=0;i++){// condition: tab_b.size()!=0 si on veut une que ca s'arrete jusqu'a que tout le monde ait recuperer leur course<text:line-break/><text:tab/><text:tab/><text:tab/><text:tab/>System.out.println("\n");<text:line-break/><text:soft-page-break/><text:tab/><text:tab/><text:tab/><text:tab/>System.out.println("Tour "+(i+1));<text:line-break/><text:tab/><text:tab/><text:tab/><text:tab/>System.out.println("BENEFICIAIRES ET PRODUITS\n");<text:line-break/><text:tab/><text:tab/> <text:s text:c="2"/><text:tab/>System.out.println(aide.toString());<text:line-break/><text:line-break/><text:tab/><text:tab/> <text:s/><text:tab/><text:tab/>aide.diminuePoint();<text:line-break/><text:line-break/><text:tab/><text:tab/><text:tab/><text:tab/>System.out.println("\n");<text:line-break/><text:line-break/><text:tab/><text:tab/><text:tab/><text:tab/>aide.duree_validite();<text:line-break/><text:tab/><text:tab/><text:tab/>}<text:line-break/><text:tab/><text:tab/><text:tab/><text:line-break/><text:tab/><text:tab/><text:tab/>System.out.println("\n");<text:line-break/><text:tab/><text:tab/> <text:s text:c="2"/>aide.restock();<text:line-break/><text:tab/><text:tab/><text:tab/>aide.affiche_tab();<text:line-break/><text:line-break/><text:tab/><text:tab/>///// 2eme Aide Alimentaire \\\\\<text:line-break/><text:tab/><text:tab/><text:line-break/><text:tab/><text:tab/>///// CREATION DE NOS PRODUITS \\\\\<text:line-break/><text:tab/><text:tab/>Produit h1 = new Hygiene("Dentifrice",230);<text:line-break/><text:tab/><text:tab/>Produit b1 = new Produit_bebe("Petit Pot",50);<text:line-break/><text:tab/><text:tab/>Aliment p_s1 = new Plat_Sec("Pâte",300,168);<text:line-break/><text:tab/><text:tab/>Aliment l1 = new Produit_Laitier("Yaourt",200,48);<text:line-break/><text:tab/><text:tab/>Aliment f1 = new Fruits_Legumes("Asperge &amp;Tomate",150,48);<text:line-break/><text:tab/><text:tab/>Aliment f2 = new Fruits_Legumes("Fraise &amp;Pomme",178,24);<text:line-break/><text:tab/><text:tab/>Aliment v1 = new Viande("Poulet", 35 , 24 );<text:line-break/><text:tab/><text:tab/>Aliment v2 = new Viande("Agneau", 5 , 24 );<text:line-break/><text:line-break/><text:line-break/><text:tab/>///// CREATION DE NOTRE TABLEAU DE BENEFICIAIRES + LISTE D'ATTENTE \\\\\<text:line-break/><text:tab/><text:tab/>ArrayList&lt;Beneficiaire&gt;tab_b1 = new ArrayList&lt;Beneficiaire&gt;();<text:line-break/><text:tab/><text:tab/>ArrayList&lt;Beneficiaire&gt;l_attente1 = new ArrayList&lt;Beneficiaire&gt;();<text:line-break/><text:line-break/><text:tab/>///// BENEFICIAIRES \\\\\<text:line-break/><text:tab/><text:tab/>Seule b_s3=new Seule(10.00, 50,"Lili");<text:line-break/><text:tab/><text:tab/>Seule b_s4 = new Seule (15.00 , 100 , "Eric"); // passe à 11H <text:line-break/><text:tab/><text:tab/>Couple b_c1 = new Couple (9.37 , 200, "Nathalie &amp;Bob");<text:line-break/><text:tab/><text:tab/>Couple b_c2 = new Couple (17.43 , 150, "Melanie &amp;Thomas");<text:line-break/><text:tab/><text:tab/>Famille b_f1 = new Famille(16.26 , 400 , "Les LeBlanc",2,1);<text:line-break/><text:line-break/><text:tab/><text:tab/>///// CREATION DE L'AIDE ALIMENTAIRE <text:s/>\\\\\<text:line-break/><text:line-break/><text:tab/><text:tab/>Aide_Alimentaire aide1 = new Aide_Alimentaire("La Croix Rouge",8,5,tab_b1, l_attente1);<text:line-break/><text:tab/><text:tab/>aide1.ajouter_produit(h1);<text:line-break/><text:tab/><text:tab/>aide1.ajouter_produit(b1);<text:line-break/><text:tab/><text:tab/>aide1.ajouter_produit(p_s1);<text:line-break/><text:tab/><text:tab/>aide1.ajouter_produit(l1);<text:line-break/><text:tab/><text:tab/>aide1.ajouter_produit(f1);<text:line-break/><text:tab/><text:tab/>aide1.ajouter_produit(v1);<text:line-break/><text:tab/><text:tab/>aide1.ajouter_produit(f2);<text:line-break/><text:soft-page-break/><text:tab/><text:tab/>aide1.ajouter_produit(v2);<text:line-break/><text:line-break/><text:tab/><text:tab/>System.out.println(a);<text:line-break/><text:line-break/><text:tab/><text:tab/>System.out.println("--------------- "+aide1.getNom()+": Aide Alimentaire "+aide1.getRef()+"---------------\n");<text:line-break/><text:tab/><text:tab/><text:line-break/><text:tab/><text:tab/>try{<text:line-break/><text:tab/><text:tab/><text:tab/>aide1.ajouter_beneficiaire(b_s3);<text:line-break/><text:tab/><text:tab/><text:tab/>aide1.ajouter_beneficiaire(b_s4);<text:line-break/><text:tab/><text:tab/><text:tab/>aide1.ajouter_beneficiaire(b_c1);<text:line-break/><text:tab/><text:tab/><text:tab/>aide1.ajouter_beneficiaire(b_f1);<text:line-break/><text:tab/><text:tab/><text:tab/>aide1.ajouter_beneficiaire(b_f2);// Utilisation de l'instance obtenue par copie<text:line-break/><text:tab/><text:tab/><text:tab/>aide1.ajouter_beneficiaire(b_c2);<text:line-break/><text:tab/><text:tab/>}catch(TabBeneficiairesPleinException e){<text:line-break/><text:tab/><text:tab/><text:tab/>System.out.println(e.toString());<text:line-break/><text:tab/><text:tab/>}<text:tab/><text:tab/><text:line-break/><text:line-break/><text:tab/><text:tab/>for(int i=0;tab_b1.size()!=0;i++){// condition: tab_b1.size()!=0 si on veut une que ca s'arrete jusqu'a que tout le monde ait <text:tab/>recuperer leur course<text:line-break/><text:tab/><text:tab/><text:tab/>System.out.println("\n");<text:line-break/><text:tab/><text:tab/><text:tab/>System.out.println("Tour "+(i+1));<text:line-break/><text:tab/><text:tab/><text:tab/>System.out.println("BENEFICIAIRES ET PRODUITS\n");<text:line-break/><text:tab/><text:tab/><text:tab/>System.out.println(aide1.toString());<text:line-break/><text:line-break/><text:tab/><text:tab/><text:tab/> <text:s/>aide1.diminuePoint();<text:line-break/><text:line-break/><text:tab/><text:tab/><text:tab/>System.out.println("\n");<text:line-break/><text:line-break/><text:tab/><text:tab/><text:tab/>aide1.duree_validite();<text:line-break/><text:tab/><text:tab/>}<text:line-break/><text:tab/><text:tab/><text:line-break/><text:tab/><text:tab/>System.out.println("\n");<text:line-break/><text:tab/><text:tab/>aide1.restock();<text:line-break/><text:tab/><text:tab/>aide1.affiche_tab();<text:line-break/><text:line-break/><text:tab/><text:tab/>System.out.println(Aide_Alimentaire.getCpt()+"Aide Alimentaire ");<text:line-break/><text:tab/>}<text:line-break/>}<text:line-break/><text:tab/><text:tab/> <text:s/><text:line-break/><text:tab/><text:tab/>public class Viande extends Aliment {<text:line-break/><text:tab/><text:line-break/><text:tab/>///// CONSTRUCTEURS \\\\\<text:line-break/><text:tab/>public Viande (String nom,int stock,int d ){<text:line-break/><text:tab/><text:tab/>super(nom,15,stock,d);<text:line-break/><text:tab/>}<text:line-break/><text:tab/>///// METHODES DIVERSES \\\\\<text:line-break/><text:tab/><text:line-break/><text:tab/>public String toString(){<text:line-break/><text:tab/><text:tab/>return super.toString();<text:line-break/><text:tab/>}<text:line-break/><text:soft-page-break/><text:tab/>///// ACCESSEURS \\\\\<text:line-break/><text:tab/>public int getPoints(){<text:line-break/><text:tab/><text:tab/>return points;<text:line-break/><text:tab/>}<text:line-break/><text:tab/>public <text:s/>int getStock(){<text:line-break/><text:tab/><text:tab/>return super.stock;<text:line-break/><text:tab/>}<text:line-break/><text:line-break/><text:tab/>public void setStock(int s ){<text:line-break/><text:tab/><text:tab/>super.stock=s; <text:line-break/><text:tab/>}<text:line-break/><text:line-break/><text:tab/>public String getNom(){<text:line-break/><text:tab/><text:tab/>return super.nom;<text:line-break/><text:tab/>}<text:line-break/>}<text:line-break/></text:p>
          </table:table-cell>
        </table:table-row>
      </table:table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ans" svg:font-family="'Liberation Sans'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15T11:10:03.809364531</dc:date>
    <meta:editing-duration>PT53S</meta:editing-duration>
    <meta:editing-cycles>2</meta:editing-cycles>
    <meta:generator>LibreOffice/6.1.5.2$Linux_X86_64 LibreOffice_project/10$Build-2</meta:generator>
    <meta:document-statistic meta:table-count="7" meta:image-count="0" meta:object-count="1" meta:page-count="20" meta:paragraph-count="54" meta:word-count="2627" meta:character-count="25253" meta:non-whitespace-character-count="20511"/>
  </office:meta>
</office:document-meta>
</file>